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3.8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109.84pt"/>
    </style:style>
    <style:style style:name="co5" style:family="table-column">
      <style:table-column-properties fo:break-before="auto" style:column-width="131.44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B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ediaEModaCompleto_A</text:p>
          </table:table-cell>
          <table:table-cell office:value-type="string" calcext:value-type="string">
            <text:p>MediaEModaCompleto</text:p>
          </table:table-cell>
          <table:table-cell office:value-type="string" calcext:value-type="string">
            <text:p>MediaEModaMesmaClasse_A</text:p>
          </table:table-cell>
          <table:table-cell office:value-type="string" calcext:value-type="string">
            <text:p>MediaEModaMesmaClasse</text:p>
          </table:table-cell>
          <table:table-cell office:value-type="string" calcext:value-type="string">
            <text:p>kNNCompleto_A</text:p>
          </table:table-cell>
          <table:table-cell office:value-type="string" calcext:value-type="string">
            <text:p>kNNCompleto</text:p>
          </table:table-cell>
          <table:table-cell office:value-type="string" calcext:value-type="string">
            <text:p>kNNMesmaClasse_A</text:p>
          </table:table-cell>
          <table:table-cell office:value-type="string" calcext:value-type="string">
            <text:p>kNNMesmaClasse</text:p>
          </table:table-cell>
        </table:table-row>
        <table:table-row table:style-name="ro1">
          <table:table-cell office:value-type="string" calcext:value-type="string">
            <text:p>2Year</text:p>
          </table:table-cell>
          <table:table-cell table:number-columns-repeated="9" office:value-type="float" office:value="92.9593223777643" calcext:value-type="float">
            <text:p>92.9593223777643</text:p>
          </table:table-cell>
        </table:table-row>
        <table:table-row table:style-name="ro1">
          <table:table-cell office:value-type="string" calcext:value-type="string">
            <text:p>3Year</text:p>
          </table:table-cell>
          <table:table-cell table:number-columns-repeated="9" office:value-type="float" office:value="92.2257081787583" calcext:value-type="float">
            <text:p>92.2257081787583</text:p>
          </table:table-cell>
        </table:table-row>
        <table:table-row table:style-name="ro1">
          <table:table-cell office:value-type="string" calcext:value-type="string">
            <text:p>4Year</text:p>
          </table:table-cell>
          <table:table-cell table:number-columns-repeated="9" office:value-type="float" office:value="91.859687961206" calcext:value-type="float">
            <text:p>91.859687961206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80.6438694883777" calcext:value-type="float">
            <text:p>80.6438694883777</text:p>
          </table:table-cell>
          <table:table-cell table:number-columns-repeated="2" office:value-type="float" office:value="80.6626257129347" calcext:value-type="float">
            <text:p>80.6626257129347</text:p>
          </table:table-cell>
          <table:table-cell table:number-columns-repeated="2" office:value-type="float" office:value="80.8892854406788" calcext:value-type="float">
            <text:p>80.8892854406788</text:p>
          </table:table-cell>
          <table:table-cell office:value-type="float" office:value="80.6113763106242" calcext:value-type="float">
            <text:p>80.6113763106242</text:p>
          </table:table-cell>
          <table:table-cell office:value-type="float" office:value="80.6058947379544" calcext:value-type="float">
            <text:p>80.6058947379544</text:p>
          </table:table-cell>
          <table:table-cell office:value-type="float" office:value="80.6700225338867" calcext:value-type="float">
            <text:p>80.6700225338867</text:p>
          </table:table-cell>
          <table:table-cell office:value-type="float" office:value="80.6577385276628" calcext:value-type="float">
            <text:p>80.6577385276628</text:p>
          </table:table-cell>
        </table:table-row>
        <table:table-row table:style-name="ro1">
          <table:table-cell office:value-type="string" calcext:value-type="string">
            <text:p>AdultAutism</text:p>
          </table:table-cell>
          <table:table-cell office:value-type="float" office:value="94.1671554252199" calcext:value-type="float">
            <text:p>94.1671554252199</text:p>
          </table:table-cell>
          <table:table-cell table:number-columns-repeated="4" office:value-type="float" office:value="94.2221407624633" calcext:value-type="float">
            <text:p>94.2221407624633</text:p>
          </table:table-cell>
          <table:table-cell office:value-type="float" office:value="94.0205278592375" calcext:value-type="float">
            <text:p>94.0205278592375</text:p>
          </table:table-cell>
          <table:table-cell office:value-type="float" office:value="93.9976173020527" calcext:value-type="float">
            <text:p>93.9976173020527</text:p>
          </table:table-cell>
          <table:table-cell office:value-type="float" office:value="94.1030058651026" calcext:value-type="float">
            <text:p>94.1030058651026</text:p>
          </table:table-cell>
          <table:table-cell office:value-type="float" office:value="94.0755131964809" calcext:value-type="float">
            <text:p>94.0755131964809</text:p>
          </table:table-cell>
        </table:table-row>
        <table:table-row table:style-name="ro1">
          <table:table-cell office:value-type="string" calcext:value-type="string">
            <text:p>BreastCancer</text:p>
          </table:table-cell>
          <table:table-cell table:number-columns-repeated="5" office:value-type="float" office:value="69.8799283154122" calcext:value-type="float">
            <text:p>69.8799283154122</text:p>
          </table:table-cell>
          <table:table-cell table:number-columns-repeated="3" office:value-type="float" office:value="69.7903225806452" calcext:value-type="float">
            <text:p>69.7903225806452</text:p>
          </table:table-cell>
          <table:table-cell office:value-type="float" office:value="69.812724014337" calcext:value-type="float">
            <text:p>69.812724014337</text:p>
          </table:table-cell>
        </table:table-row>
        <table:table-row table:style-name="ro1">
          <table:table-cell office:value-type="string" calcext:value-type="string">
            <text:p>BreastCancerW</text:p>
          </table:table-cell>
          <table:table-cell office:value-type="float" office:value="92.2350230414747" calcext:value-type="float">
            <text:p>92.2350230414747</text:p>
          </table:table-cell>
          <table:table-cell table:number-columns-repeated="2" office:value-type="float" office:value="92.4377880184332" calcext:value-type="float">
            <text:p>92.4377880184332</text:p>
          </table:table-cell>
          <table:table-cell table:number-columns-repeated="2" office:value-type="float" office:value="92.5668202764977" calcext:value-type="float">
            <text:p>92.5668202764977</text:p>
          </table:table-cell>
          <table:table-cell table:number-columns-repeated="2" office:value-type="float" office:value="92.5391705069124" calcext:value-type="float">
            <text:p>92.5391705069124</text:p>
          </table:table-cell>
          <table:table-cell office:value-type="float" office:value="92.5299539170507" calcext:value-type="float">
            <text:p>92.5299539170507</text:p>
          </table:table-cell>
          <table:table-cell office:value-type="float" office:value="92.5391705069124" calcext:value-type="float">
            <text:p>92.5391705069124</text:p>
          </table:table-cell>
        </table:table-row>
        <table:table-row table:style-name="ro1">
          <table:table-cell office:value-type="string" calcext:value-type="string">
            <text:p>CollegesUSNews</text:p>
          </table:table-cell>
          <table:table-cell office:value-type="float" office:value="65.9238076390263" calcext:value-type="float">
            <text:p>65.9238076390263</text:p>
          </table:table-cell>
          <table:table-cell office:value-type="float" office:value="69.2683554324164" calcext:value-type="float">
            <text:p>69.2683554324164</text:p>
          </table:table-cell>
          <table:table-cell office:value-type="float" office:value="69.4365723332674" calcext:value-type="float">
            <text:p>69.4365723332674</text:p>
          </table:table-cell>
          <table:table-cell office:value-type="float" office:value="77.9067880467049" calcext:value-type="float">
            <text:p>77.9067880467049</text:p>
          </table:table-cell>
          <table:table-cell office:value-type="float" office:value="76.6105283989709" calcext:value-type="float">
            <text:p>76.6105283989709</text:p>
          </table:table-cell>
          <table:table-cell office:value-type="float" office:value="69.5948941223036" calcext:value-type="float">
            <text:p>69.5948941223036</text:p>
          </table:table-cell>
          <table:table-cell office:value-type="float" office:value="70.079754601227" calcext:value-type="float">
            <text:p>70.079754601227</text:p>
          </table:table-cell>
          <table:table-cell office:value-type="float" office:value="73.2857708292103" calcext:value-type="float">
            <text:p>73.2857708292103</text:p>
          </table:table-cell>
          <table:table-cell office:value-type="float" office:value="73.1225014842668" calcext:value-type="float">
            <text:p>73.1225014842668</text:p>
          </table:table-cell>
        </table:table-row>
        <table:table-row table:style-name="ro1">
          <table:table-cell office:value-type="string" calcext:value-type="string">
            <text:p>CongretionalVoting</text:p>
          </table:table-cell>
          <table:table-cell office:value-type="float" office:value="87.5137614678899" calcext:value-type="float">
            <text:p>87.5137614678899</text:p>
          </table:table-cell>
          <table:table-cell office:value-type="float" office:value="87.6913287955016" calcext:value-type="float">
            <text:p>87.6913287955016</text:p>
          </table:table-cell>
          <table:table-cell office:value-type="float" office:value="87.6617342408997" calcext:value-type="float">
            <text:p>87.6617342408997</text:p>
          </table:table-cell>
          <table:table-cell office:value-type="float" office:value="88.8751109795798" calcext:value-type="float">
            <text:p>88.8751109795798</text:p>
          </table:table-cell>
          <table:table-cell office:value-type="float" office:value="88.8455164249778" calcext:value-type="float">
            <text:p>88.8455164249778</text:p>
          </table:table-cell>
          <table:table-cell office:value-type="float" office:value="87.4027818881326" calcext:value-type="float">
            <text:p>87.4027818881326</text:p>
          </table:table-cell>
          <table:table-cell office:value-type="float" office:value="87.3657886948802" calcext:value-type="float">
            <text:p>87.3657886948802</text:p>
          </table:table-cell>
          <table:table-cell office:value-type="float" office:value="88.2462266942883" calcext:value-type="float">
            <text:p>88.2462266942883</text:p>
          </table:table-cell>
          <table:table-cell office:value-type="float" office:value="88.2240307783368" calcext:value-type="float">
            <text:p>88.2240307783368</text:p>
          </table:table-cell>
        </table:table-row>
        <table:table-row table:style-name="ro1">
          <table:table-cell office:value-type="string" calcext:value-type="string">
            <text:p>CreditApproval</text:p>
          </table:table-cell>
          <table:table-cell office:value-type="float" office:value="83.5489464851762" calcext:value-type="float">
            <text:p>83.5489464851762</text:p>
          </table:table-cell>
          <table:table-cell table:number-columns-repeated="2" office:value-type="float" office:value="83.3065448443036" calcext:value-type="float">
            <text:p>83.3065448443036</text:p>
          </table:table-cell>
          <table:table-cell table:number-columns-repeated="2" office:value-type="float" office:value="83.3251911243707" calcext:value-type="float">
            <text:p>83.3251911243707</text:p>
          </table:table-cell>
          <table:table-cell office:value-type="float" office:value="83.3904531046056" calcext:value-type="float">
            <text:p>83.3904531046056</text:p>
          </table:table-cell>
          <table:table-cell office:value-type="float" office:value="83.3951146746224" calcext:value-type="float">
            <text:p>83.3951146746224</text:p>
          </table:table-cell>
          <table:table-cell office:value-type="float" office:value="83.3904531046056" calcext:value-type="float">
            <text:p>83.3904531046056</text:p>
          </table:table-cell>
          <table:table-cell office:value-type="float" office:value="83.4184225247063" calcext:value-type="float">
            <text:p>83.4184225247063</text:p>
          </table:table-cell>
        </table:table-row>
        <table:table-row table:style-name="ro1">
          <table:table-cell office:value-type="string" calcext:value-type="string">
            <text:p>JungleChessRatElephant</text:p>
          </table:table-cell>
          <table:table-cell office:value-type="float" office:value="91.7636603028308" calcext:value-type="float">
            <text:p>91.7636603028308</text:p>
          </table:table-cell>
          <table:table-cell table:number-columns-repeated="2" office:value-type="float" office:value="91.6539389949528" calcext:value-type="float">
            <text:p>91.6539389949528</text:p>
          </table:table-cell>
          <table:table-cell office:value-type="float" office:value="91.9940750493746" calcext:value-type="float">
            <text:p>91.9940750493746</text:p>
          </table:table-cell>
          <table:table-cell office:value-type="float" office:value="92.3473776607417" calcext:value-type="float">
            <text:p>92.3473776607417</text:p>
          </table:table-cell>
          <table:table-cell office:value-type="float" office:value="91.7581742374369" calcext:value-type="float">
            <text:p>91.7581742374369</text:p>
          </table:table-cell>
          <table:table-cell office:value-type="float" office:value="92.6589861751152" calcext:value-type="float">
            <text:p>92.6589861751152</text:p>
          </table:table-cell>
          <table:table-cell office:value-type="float" office:value="92.7242703533026" calcext:value-type="float">
            <text:p>92.7242703533026</text:p>
          </table:table-cell>
          <table:table-cell office:value-type="float" office:value="92.7193328944481" calcext:value-type="float">
            <text:p>92.7193328944481</text:p>
          </table:table-cell>
        </table:table-row>
        <table:table-row table:style-name="ro1">
          <table:table-cell office:value-type="string" calcext:value-type="string">
            <text:p>JungleChessRatPanther</text:p>
          </table:table-cell>
          <table:table-cell office:value-type="float" office:value="92.4724599517226" calcext:value-type="float">
            <text:p>92.4724599517226</text:p>
          </table:table-cell>
          <table:table-cell office:value-type="float" office:value="92.5755979811279" calcext:value-type="float">
            <text:p>92.5755979811279</text:p>
          </table:table-cell>
          <table:table-cell office:value-type="float" office:value="92.5712091288128" calcext:value-type="float">
            <text:p>92.5712091288128</text:p>
          </table:table-cell>
          <table:table-cell office:value-type="float" office:value="92.689708141321" calcext:value-type="float">
            <text:p>92.689708141321</text:p>
          </table:table-cell>
          <table:table-cell office:value-type="float" office:value="92.6063199473338" calcext:value-type="float">
            <text:p>92.6063199473338</text:p>
          </table:table-cell>
          <table:table-cell office:value-type="float" office:value="92.6606319947334" calcext:value-type="float">
            <text:p>92.6606319947334</text:p>
          </table:table-cell>
          <table:table-cell office:value-type="float" office:value="92.6908053543998" calcext:value-type="float">
            <text:p>92.6908053543998</text:p>
          </table:table-cell>
          <table:table-cell office:value-type="float" office:value="92.6787360105332" calcext:value-type="float">
            <text:p>92.6787360105332</text:p>
          </table:table-cell>
          <table:table-cell office:value-type="float" office:value="92.6957428132543" calcext:value-type="float">
            <text:p>92.6957428132543</text:p>
          </table:table-cell>
        </table:table-row>
        <table:table-row table:style-name="ro1">
          <table:table-cell office:value-type="string" calcext:value-type="string">
            <text:p>MammographicMass</text:p>
          </table:table-cell>
          <table:table-cell office:value-type="float" office:value="78.8035068933208" calcext:value-type="float">
            <text:p>78.8035068933208</text:p>
          </table:table-cell>
          <table:table-cell office:value-type="float" office:value="78.0807120867354" calcext:value-type="float">
            <text:p>78.0807120867354</text:p>
          </table:table-cell>
          <table:table-cell office:value-type="float" office:value="78.0004015526703" calcext:value-type="float">
            <text:p>78.0004015526703</text:p>
          </table:table-cell>
          <table:table-cell table:number-columns-repeated="2" office:value-type="float" office:value="79.5664569669388" calcext:value-type="float">
            <text:p>79.5664569669388</text:p>
          </table:table-cell>
          <table:table-cell office:value-type="float" office:value="78.1041359925043" calcext:value-type="float">
            <text:p>78.1041359925043</text:p>
          </table:table-cell>
          <table:table-cell office:value-type="float" office:value="78.0572881809664" calcext:value-type="float">
            <text:p>78.0572881809664</text:p>
          </table:table-cell>
          <table:table-cell office:value-type="float" office:value="78.8470084326061" calcext:value-type="float">
            <text:p>78.8470084326061</text:p>
          </table:table-cell>
          <table:table-cell office:value-type="float" office:value="78.6763485477178" calcext:value-type="float">
            <text:p>78.6763485477178</text:p>
          </table:table-cell>
        </table:table-row>
        <table:table-row table:style-name="ro1">
          <table:table-cell office:value-type="string" calcext:value-type="string">
            <text:p>Mice</text:p>
          </table:table-cell>
          <table:table-cell office:value-type="float" office:value="95.9462365591398" calcext:value-type="float">
            <text:p>95.9462365591398</text:p>
          </table:table-cell>
          <table:table-cell office:value-type="float" office:value="94.2855436081243" calcext:value-type="float">
            <text:p>94.2855436081243</text:p>
          </table:table-cell>
          <table:table-cell office:value-type="float" office:value="94.7275985663082" calcext:value-type="float">
            <text:p>94.7275985663082</text:p>
          </table:table-cell>
          <table:table-cell office:value-type="float" office:value="94.0346475507766" calcext:value-type="float">
            <text:p>94.0346475507766</text:p>
          </table:table-cell>
          <table:table-cell office:value-type="float" office:value="94.0585424133811" calcext:value-type="float">
            <text:p>94.0585424133811</text:p>
          </table:table-cell>
          <table:table-cell office:value-type="float" office:value="93.8285543608124" calcext:value-type="float">
            <text:p>93.8285543608124</text:p>
          </table:table-cell>
          <table:table-cell office:value-type="float" office:value="93.7090800477897" calcext:value-type="float">
            <text:p>93.7090800477897</text:p>
          </table:table-cell>
          <table:table-cell office:value-type="float" office:value="93.8046594982079" calcext:value-type="float">
            <text:p>93.8046594982079</text:p>
          </table:table-cell>
          <table:table-cell office:value-type="float" office:value="93.7927120669056" calcext:value-type="float">
            <text:p>93.7927120669056</text:p>
          </table:table-cell>
        </table:table-row>
        <table:table-row table:style-name="ro1">
          <table:table-cell office:value-type="string" calcext:value-type="string">
            <text:p>Mushroom</text:p>
          </table:table-cell>
          <table:table-cell office:value-type="float" office:value="91.8144724511999" calcext:value-type="float">
            <text:p>91.8144724511999</text:p>
          </table:table-cell>
          <table:table-cell table:number-columns-repeated="4" office:value-type="float" office:value="91.5841711535713" calcext:value-type="float">
            <text:p>91.5841711535713</text:p>
          </table:table-cell>
          <table:table-cell office:value-type="float" office:value="91.7422054922889" calcext:value-type="float">
            <text:p>91.7422054922889</text:p>
          </table:table-cell>
          <table:table-cell office:value-type="float" office:value="91.7334699258271" calcext:value-type="float">
            <text:p>91.7334699258271</text:p>
          </table:table-cell>
          <table:table-cell office:value-type="float" office:value="91.7449849907085" calcext:value-type="float">
            <text:p>91.7449849907085</text:p>
          </table:table-cell>
          <table:table-cell office:value-type="float" office:value="91.7330728546243" calcext:value-type="float">
            <text:p>91.7330728546243</text:p>
          </table:table-cell>
        </table:table-row>
        <table:table-row table:style-name="ro1">
          <table:table-cell/>
          <table:table-cell table:formula="of:=AVERAGE([.B2:.B16])" office:value-type="float" office:value="86.7838364359013" calcext:value-type="float">
            <text:p>86.7838364359013</text:p>
          </table:table-cell>
          <table:table-cell table:formula="of:=AVERAGE([.C2:.C16])" office:value-type="float" office:value="86.8462262815804" calcext:value-type="float">
            <text:p>86.8462262815804</text:p>
          </table:table-cell>
          <table:table-cell table:formula="of:=AVERAGE([.D2:.D16])" office:value-type="float" office:value="86.8792914761172" calcext:value-type="float">
            <text:p>86.8792914761172</text:p>
          </table:table-cell>
          <table:table-cell table:formula="of:=AVERAGE([.E2:.E16])" office:value-type="float" office:value="87.6386028216946" calcext:value-type="float">
            <text:p>87.6386028216946</text:p>
          </table:table-cell>
          <table:table-cell table:formula="of:=AVERAGE([.F2:.F16])" office:value-type="float" office:value="87.5697998268711" calcext:value-type="float">
            <text:p>87.5697998268711</text:p>
          </table:table-cell>
          <table:table-cell table:formula="of:=AVERAGE([.G2:.G16])" office:value-type="float" office:value="86.8325297978644" calcext:value-type="float">
            <text:p>86.8325297978644</text:p>
          </table:table-cell>
          <table:table-cell table:formula="of:=AVERAGE([.H2:.H16])" office:value-type="float" office:value="86.9112007533414" calcext:value-type="float">
            <text:p>86.9112007533414</text:p>
          </table:table-cell>
          <table:table-cell table:formula="of:=AVERAGE([.I2:.I16])" office:value-type="float" office:value="87.2573422218584" calcext:value-type="float">
            <text:p>87.2573422218584</text:p>
          </table:table-cell>
          <table:table-cell table:formula="of:=AVERAGE([.J2:.J16])" office:value-type="float" office:value="87.2341352484921" calcext:value-type="float">
            <text:p>87.234135248492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ediaEModaMesmaClasse_A</text:p>
          </table:table-cell>
          <table:table-cell office:value-type="float" office:value="87.6386028216946" calcext:value-type="float">
            <text:p>87.6386028216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EModaMesmaClasse</text:p>
          </table:table-cell>
          <table:table-cell office:value-type="float" office:value="87.5697998268711" calcext:value-type="float">
            <text:p>87.56979982687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NMesmaClasse_A</text:p>
          </table:table-cell>
          <table:table-cell office:value-type="float" office:value="87.2573422218584" calcext:value-type="float">
            <text:p>87.25734222185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NMesmaClasse</text:p>
          </table:table-cell>
          <table:table-cell office:value-type="float" office:value="87.2341352484921" calcext:value-type="float">
            <text:p>87.23413524849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NCompleto</text:p>
          </table:table-cell>
          <table:table-cell office:value-type="float" office:value="86.9112007533414" calcext:value-type="float">
            <text:p>86.91120075334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EModaCompleto</text:p>
          </table:table-cell>
          <table:table-cell office:value-type="float" office:value="86.8792914761172" calcext:value-type="float">
            <text:p>86.87929147611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EModaCompleto_A</text:p>
          </table:table-cell>
          <table:table-cell office:value-type="float" office:value="86.8462262815804" calcext:value-type="float">
            <text:p>86.84622628158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NCompleto_A</text:p>
          </table:table-cell>
          <table:table-cell office:value-type="float" office:value="86.8325297978644" calcext:value-type="float">
            <text:p>86.83252979786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86.7838364359013" calcext:value-type="float">
            <text:p>86.7838364359013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IBk.A20:IBk.B2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 style:data-style-name="N2" text:time-value="17:28:45.123348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2T18:32:45.907726964</dc:date>
    <meta:editing-duration>PT57M17S</meta:editing-duration>
    <meta:editing-cycles>3</meta:editing-cycles>
    <meta:generator>LibreOffice/6.0.6.2$Linux_X86_64 LibreOffice_project/00m0$Build-2</meta:generator>
    <meta:document-statistic meta:table-count="1" meta:cell-count="187" meta:object-count="0"/>
  </office:meta>
</office:document-meta>
</file>